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2.6563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6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EmployeeID</text:p>
          </table:table-cell>
          <table:table-cell office:value-type="string">
            <text:p>SalesPersonName</text:p>
          </table:table-cell>
          <table:table-cell office:value-type="string">
            <text:p>SalesOffice</text:p>
          </table:table-cell>
          <table:table-cell office:value-type="string">
            <text:p>Age</text:p>
          </table:table-cell>
          <table:table-cell office:value-type="string">
            <text:p>DOB</text:p>
          </table:table-cell>
          <table:table-cell office:value-type="string">
            <text:p>Customer1</text:p>
          </table:table-cell>
          <table:table-cell office:value-type="string">
            <text:p>Customer2</text:p>
          </table:table-cell>
          <table:table-cell office:value-type="string">
            <text:p>Customer3</text:p>
          </table:table-cell>
          <table:table-cell/>
          <table:table-cell table:style-name="ce2" office:value-type="string">
            <text:p>Non- Normalized Tabl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697f349-63f2-42a4-a164-caad34a83f0a</text:p>
          </table:table-cell>
          <table:table-cell table:style-name="ce1" office:value-type="string">
            <text:p>Brown antechinus</text:p>
          </table:table-cell>
          <table:table-cell office:value-type="string">
            <text:p>705 Clearview Way Baltimore MD </text:p>
          </table:table-cell>
          <table:table-cell office:value-type="float" office:value="12">
            <text:p>12</text:p>
          </table:table-cell>
          <table:table-cell table:style-name="ce3" office:value-type="date" office:date-value="2009-01-24">
            <text:p>01/24/09</text:p>
          </table:table-cell>
          <table:table-cell office:value-type="string">
            <text:p>Bill Jones</text:p>
          </table:table-cell>
          <table:table-cell office:value-type="string">
            <text:p>Larry Abel</text:p>
          </table:table-cell>
          <table:table-cell office:value-type="string">
            <text:p>Kevin Brow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2a0c925-8402-4dfd-ab73-da633eb96fcf</text:p>
          </table:table-cell>
          <table:table-cell table:style-name="ce1" office:value-type="string">
            <text:p>Purple moorhen</text:p>
          </table:table-cell>
          <table:table-cell office:value-type="string">
            <text:p>210 Box st Philadelphia PA</text:p>
          </table:table-cell>
          <table:table-cell office:value-type="float" office:value="14">
            <text:p>14</text:p>
          </table:table-cell>
          <table:table-cell table:style-name="ce3" office:value-type="date" office:date-value="2007-03-10">
            <text:p>03/10/07</text:p>
          </table:table-cell>
          <table:table-cell office:value-type="string">
            <text:p>Mark Lesner</text:p>
          </table:table-cell>
          <table:table-cell office:value-type="string">
            <text:p>Samantha Curry</text:p>
          </table:table-cell>
          <table:table-cell office:value-type="string">
            <text:p>Randall Chump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644d1dd-92c8-4b6f-a839-383875fd55e7</text:p>
          </table:table-cell>
          <table:table-cell table:style-name="ce1" office:value-type="string">
            <text:p>Harbor seal</text:p>
          </table:table-cell>
          <table:table-cell office:value-type="string">
            <text:p>9215 High st Morrisville NY</text:p>
          </table:table-cell>
          <table:table-cell office:value-type="float" office:value="18">
            <text:p>18</text:p>
          </table:table-cell>
          <table:table-cell table:style-name="ce3" office:value-type="date" office:date-value="2003-05-05">
            <text:p>05/05/03</text:p>
          </table:table-cell>
          <table:table-cell office:value-type="string">
            <text:p>Justin Puller</text:p>
          </table:table-cell>
          <table:table-cell office:value-type="string">
            <text:p>Ian Moore</text:p>
          </table:table-cell>
          <table:table-cell office:value-type="string">
            <text:p>Patty Osbourn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4bad36ff-1679-4f46-ad4b-65ee3f086679</text:p>
          </table:table-cell>
          <table:table-cell table:style-name="ce1" office:value-type="string">
            <text:p>Fox, grey</text:p>
          </table:table-cell>
          <table:table-cell office:value-type="string">
            <text:p>451 Easton Rd Philadelphia PA</text:p>
          </table:table-cell>
          <table:table-cell office:value-type="float" office:value="10">
            <text:p>10</text:p>
          </table:table-cell>
          <table:table-cell table:style-name="ce3" office:value-type="date" office:date-value="2011-08-18">
            <text:p>08/18/11</text:p>
          </table:table-cell>
          <table:table-cell office:value-type="string">
            <text:p>Tatami Brook</text:p>
          </table:table-cell>
          <table:table-cell office:value-type="string">
            <text:p>Susan Armstrong</text:p>
          </table:table-cell>
          <table:table-cell office:value-type="string">
            <text:p>Kurt Fre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50070f3-4526-450a-b1d3-5b4a36b35a78</text:p>
          </table:table-cell>
          <table:table-cell table:style-name="ce1" office:value-type="string">
            <text:p>Kite, black</text:p>
          </table:table-cell>
          <table:table-cell office:value-type="string">
            <text:p>921 Chuck Valley Salt Lake City UT</text:p>
          </table:table-cell>
          <table:table-cell office:value-type="float" office:value="25">
            <text:p>25</text:p>
          </table:table-cell>
          <table:table-cell table:style-name="ce3" office:value-type="date" office:date-value="1996-07-11">
            <text:p>07/11/96</text:p>
          </table:table-cell>
          <table:table-cell office:value-type="string">
            <text:p>Gavin Jones</text:p>
          </table:table-cell>
          <table:table-cell office:value-type="string">
            <text:p>Michael Smith</text:p>
          </table:table-cell>
          <table:table-cell office:value-type="string">
            <text:p>Joseph Mill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2658774-29c5-459d-bca1-b391af06a3f3</text:p>
          </table:table-cell>
          <table:table-cell table:style-name="ce1" office:value-type="string">
            <text:p>North American red fox</text:p>
          </table:table-cell>
          <table:table-cell office:value-type="string">
            <text:p>666 Gambling st Las Vegas NV</text:p>
          </table:table-cell>
          <table:table-cell office:value-type="float" office:value="27">
            <text:p>27</text:p>
          </table:table-cell>
          <table:table-cell table:style-name="ce3" office:value-type="date" office:date-value="1994-09-12">
            <text:p>09/12/94</text:p>
          </table:table-cell>
          <table:table-cell office:value-type="string">
            <text:p>Spinda Quark</text:p>
          </table:table-cell>
          <table:table-cell office:value-type="string">
            <text:p>Cain Truman</text:p>
          </table:table-cell>
          <table:table-cell office:value-type="string">
            <text:p>Bobby Table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f346907-e2fd-4e51-b0cf-262933546098</text:p>
          </table:table-cell>
          <table:table-cell table:style-name="ce1" office:value-type="string">
            <text:p>Osprey</text:p>
          </table:table-cell>
          <table:table-cell office:value-type="string">
            <text:p>585 Almond st Sassafras ND</text:p>
          </table:table-cell>
          <table:table-cell office:value-type="float" office:value="91">
            <text:p>91</text:p>
          </table:table-cell>
          <table:table-cell table:style-name="ce3" office:value-type="date" office:date-value="2021-05-07">
            <text:p>05/07/21</text:p>
          </table:table-cell>
          <table:table-cell office:value-type="string">
            <text:p>Wes Chatham</text:p>
          </table:table-cell>
          <table:table-cell office:value-type="string">
            <text:p>Alex Kamal</text:p>
          </table:table-cell>
          <table:table-cell office:value-type="string">
            <text:p>John Do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159641b-3631-4eff-a1fc-40a2b35b17f4</text:p>
          </table:table-cell>
          <table:table-cell table:style-name="ce1" office:value-type="string">
            <text:p>Ringtail</text:p>
          </table:table-cell>
          <table:table-cell office:value-type="string">
            <text:p>8822 Montgomery Way Napa Valley CA</text:p>
          </table:table-cell>
          <table:table-cell office:value-type="float" office:value="36">
            <text:p>36</text:p>
          </table:table-cell>
          <table:table-cell table:style-name="ce3" office:value-type="date" office:date-value="1984-12-25">
            <text:p>12/25/84</text:p>
          </table:table-cell>
          <table:table-cell office:value-type="string">
            <text:p>Jane Doe</text:p>
          </table:table-cell>
          <table:table-cell office:value-type="string">
            <text:p>Casey Trott</text:p>
          </table:table-cell>
          <table:table-cell office:value-type="string">
            <text:p>Hammar Rente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5302dad2-11cf-4cba-810d-e3d385afe729</text:p>
          </table:table-cell>
          <table:table-cell table:style-name="ce1" office:value-type="string">
            <text:p>Flying fox</text:p>
          </table:table-cell>
          <table:table-cell office:value-type="string">
            <text:p>702 Sandwich Way Gamar MD</text:p>
          </table:table-cell>
          <table:table-cell office:value-type="float" office:value="1500">
            <text:p>1500</text:p>
          </table:table-cell>
          <table:table-cell table:style-name="ce3" office:value-type="date" office:date-value="521-07-10">
            <text:p>07/08/21</text:p>
          </table:table-cell>
          <table:table-cell office:value-type="string">
            <text:p>Zane Weber</text:p>
          </table:table-cell>
          <table:table-cell office:value-type="string">
            <text:p>Polly String</text:p>
          </table:table-cell>
          <table:table-cell office:value-type="string">
            <text:p>Chuck Bori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9ffa1701-8f87-4446-bf40-fec470960028</text:p>
          </table:table-cell>
          <table:table-cell table:style-name="ce1" office:value-type="string">
            <text:p>Pelican, great white</text:p>
          </table:table-cell>
          <table:table-cell office:value-type="string">
            <text:p>825 Tampa way Tampa FL</text:p>
          </table:table-cell>
          <table:table-cell office:value-type="float" office:value="24">
            <text:p>24</text:p>
          </table:table-cell>
          <table:table-cell table:style-name="ce3" office:value-type="date" office:date-value="1997-06-09">
            <text:p>06/09/97</text:p>
          </table:table-cell>
          <table:table-cell office:value-type="string">
            <text:p>Ivan Fisher</text:p>
          </table:table-cell>
          <table:table-cell office:value-type="string">
            <text:p>Vlad Smith</text:p>
          </table:table-cell>
          <table:table-cell office:value-type="string">
            <text:p>Mortimer Boat</text:p>
          </table:table-cell>
          <table:table-cell table:number-columns-repeated="4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style-name="ce2" office:value-type="string">
            <text:p>Customer Table</text:p>
          </table:table-cell>
          <table:table-cell table:number-columns-repeated="6"/>
          <table:table-cell table:style-name="ce2" office:value-type="string">
            <text:p>Sales Table</text:p>
          </table:table-cell>
          <table:table-cell table:number-columns-repeated="4"/>
        </table:table-row>
        <table:table-row table:style-name="ro1">
          <table:table-cell office:value-type="string">
            <text:p>Customer 1</text:p>
          </table:table-cell>
          <table:table-cell office:value-type="string">
            <text:p>Customer 2</text:p>
          </table:table-cell>
          <table:table-cell office:value-type="string">
            <text:p>Customer 3</text:p>
          </table:table-cell>
          <table:table-cell office:value-type="string">
            <text:p>Employee ID</text:p>
          </table:table-cell>
          <table:table-cell table:number-columns-repeated="3"/>
          <table:table-cell office:value-type="string">
            <text:p>EmployeeID</text:p>
          </table:table-cell>
          <table:table-cell office:value-type="string">
            <text:p>SalesPersonName</text:p>
          </table:table-cell>
          <table:table-cell office:value-type="string">
            <text:p>SalesOffice</text:p>
          </table:table-cell>
          <table:table-cell office:value-type="string">
            <text:p>Age</text:p>
          </table:table-cell>
          <table:table-cell office:value-type="string">
            <text:p>DOB</text:p>
          </table:table-cell>
        </table:table-row>
        <table:table-row table:style-name="ro4">
          <table:table-cell office:value-type="string">
            <text:p>Bill Jones</text:p>
          </table:table-cell>
          <table:table-cell office:value-type="string">
            <text:p>Larry Abel</text:p>
          </table:table-cell>
          <table:table-cell office:value-type="string">
            <text:p>Kevin Brown</text:p>
          </table:table-cell>
          <table:table-cell table:style-name="ce1" office:value-type="string">
            <text:p>1697f349-63f2-42a4-a164-caad34a83f0a</text:p>
          </table:table-cell>
          <table:table-cell table:number-columns-repeated="3"/>
          <table:table-cell table:style-name="ce1" office:value-type="string">
            <text:p>1697f349-63f2-42a4-a164-caad34a83f0a</text:p>
          </table:table-cell>
          <table:table-cell table:style-name="ce1" office:value-type="string">
            <text:p>Brown antechinus</text:p>
          </table:table-cell>
          <table:table-cell office:value-type="string">
            <text:p>705 Clearview Way Baltimore MD </text:p>
          </table:table-cell>
          <table:table-cell office:value-type="float" office:value="12">
            <text:p>12</text:p>
          </table:table-cell>
          <table:table-cell table:style-name="ce3" office:value-type="date" office:date-value="2009-01-24">
            <text:p>01/24/09</text:p>
          </table:table-cell>
        </table:table-row>
        <table:table-row table:style-name="ro4">
          <table:table-cell office:value-type="string">
            <text:p>Mark Lesner</text:p>
          </table:table-cell>
          <table:table-cell office:value-type="string">
            <text:p>Samantha Curry</text:p>
          </table:table-cell>
          <table:table-cell office:value-type="string">
            <text:p>Randall Chump</text:p>
          </table:table-cell>
          <table:table-cell table:style-name="ce1" office:value-type="string">
            <text:p>d2a0c925-8402-4dfd-ab73-da633eb96fcf</text:p>
          </table:table-cell>
          <table:table-cell table:number-columns-repeated="3"/>
          <table:table-cell table:style-name="ce1" office:value-type="string">
            <text:p>d2a0c925-8402-4dfd-ab73-da633eb96fcf</text:p>
          </table:table-cell>
          <table:table-cell table:style-name="ce1" office:value-type="string">
            <text:p>Purple moorhen</text:p>
          </table:table-cell>
          <table:table-cell office:value-type="string">
            <text:p>210 Box st Philadelphia PA</text:p>
          </table:table-cell>
          <table:table-cell office:value-type="float" office:value="14">
            <text:p>14</text:p>
          </table:table-cell>
          <table:table-cell table:style-name="ce3" office:value-type="date" office:date-value="2007-03-10">
            <text:p>03/10/07</text:p>
          </table:table-cell>
        </table:table-row>
        <table:table-row table:style-name="ro4">
          <table:table-cell office:value-type="string">
            <text:p>Justin Puller</text:p>
          </table:table-cell>
          <table:table-cell office:value-type="string">
            <text:p>Ian Moore</text:p>
          </table:table-cell>
          <table:table-cell office:value-type="string">
            <text:p>Patty Osbourne</text:p>
          </table:table-cell>
          <table:table-cell table:style-name="ce1" office:value-type="string">
            <text:p>0644d1dd-92c8-4b6f-a839-383875fd55e7</text:p>
          </table:table-cell>
          <table:table-cell table:number-columns-repeated="3"/>
          <table:table-cell table:style-name="ce1" office:value-type="string">
            <text:p>0644d1dd-92c8-4b6f-a839-383875fd55e7</text:p>
          </table:table-cell>
          <table:table-cell table:style-name="ce1" office:value-type="string">
            <text:p>Harbor seal</text:p>
          </table:table-cell>
          <table:table-cell office:value-type="string">
            <text:p>9215 High st Morrisville NY</text:p>
          </table:table-cell>
          <table:table-cell office:value-type="float" office:value="18">
            <text:p>18</text:p>
          </table:table-cell>
          <table:table-cell table:style-name="ce3" office:value-type="date" office:date-value="2003-05-05">
            <text:p>05/05/03</text:p>
          </table:table-cell>
        </table:table-row>
        <table:table-row table:style-name="ro4">
          <table:table-cell office:value-type="string">
            <text:p>Tatami Brook</text:p>
          </table:table-cell>
          <table:table-cell office:value-type="string">
            <text:p>Susan Armstrong</text:p>
          </table:table-cell>
          <table:table-cell office:value-type="string">
            <text:p>Kurt Free</text:p>
          </table:table-cell>
          <table:table-cell table:style-name="ce1" office:value-type="string">
            <text:p>4bad36ff-1679-4f46-ad4b-65ee3f086679</text:p>
          </table:table-cell>
          <table:table-cell table:number-columns-repeated="3"/>
          <table:table-cell table:style-name="ce1" office:value-type="string">
            <text:p>4bad36ff-1679-4f46-ad4b-65ee3f086679</text:p>
          </table:table-cell>
          <table:table-cell table:style-name="ce1" office:value-type="string">
            <text:p>Fox, grey</text:p>
          </table:table-cell>
          <table:table-cell office:value-type="string">
            <text:p>451 Easton Rd Philadelphia PA</text:p>
          </table:table-cell>
          <table:table-cell office:value-type="float" office:value="10">
            <text:p>10</text:p>
          </table:table-cell>
          <table:table-cell table:style-name="ce3" office:value-type="date" office:date-value="2011-08-18">
            <text:p>08/18/11</text:p>
          </table:table-cell>
        </table:table-row>
        <table:table-row table:style-name="ro4">
          <table:table-cell office:value-type="string">
            <text:p>Gavin Jones</text:p>
          </table:table-cell>
          <table:table-cell office:value-type="string">
            <text:p>Michael Smith</text:p>
          </table:table-cell>
          <table:table-cell office:value-type="string">
            <text:p>Joseph Miller</text:p>
          </table:table-cell>
          <table:table-cell table:style-name="ce1" office:value-type="string">
            <text:p>950070f3-4526-450a-b1d3-5b4a36b35a78</text:p>
          </table:table-cell>
          <table:table-cell table:number-columns-repeated="3"/>
          <table:table-cell table:style-name="ce1" office:value-type="string">
            <text:p>950070f3-4526-450a-b1d3-5b4a36b35a78</text:p>
          </table:table-cell>
          <table:table-cell table:style-name="ce1" office:value-type="string">
            <text:p>Kite, black</text:p>
          </table:table-cell>
          <table:table-cell office:value-type="string">
            <text:p>921 Chuck Valley Salt Lake City UT</text:p>
          </table:table-cell>
          <table:table-cell office:value-type="float" office:value="25">
            <text:p>25</text:p>
          </table:table-cell>
          <table:table-cell table:style-name="ce3" office:value-type="date" office:date-value="1996-07-11">
            <text:p>07/11/96</text:p>
          </table:table-cell>
        </table:table-row>
        <table:table-row table:style-name="ro4">
          <table:table-cell office:value-type="string">
            <text:p>Spinda Quark</text:p>
          </table:table-cell>
          <table:table-cell office:value-type="string">
            <text:p>Cain Truman</text:p>
          </table:table-cell>
          <table:table-cell office:value-type="string">
            <text:p>Bobby Tables</text:p>
          </table:table-cell>
          <table:table-cell table:style-name="ce1" office:value-type="string">
            <text:p>c2658774-29c5-459d-bca1-b391af06a3f3</text:p>
          </table:table-cell>
          <table:table-cell table:number-columns-repeated="3"/>
          <table:table-cell table:style-name="ce1" office:value-type="string">
            <text:p>c2658774-29c5-459d-bca1-b391af06a3f3</text:p>
          </table:table-cell>
          <table:table-cell table:style-name="ce1" office:value-type="string">
            <text:p>North American red fox</text:p>
          </table:table-cell>
          <table:table-cell office:value-type="string">
            <text:p>666 Gambling st Las Vegas NV</text:p>
          </table:table-cell>
          <table:table-cell office:value-type="float" office:value="27">
            <text:p>27</text:p>
          </table:table-cell>
          <table:table-cell table:style-name="ce3" office:value-type="date" office:date-value="1994-09-12">
            <text:p>09/12/94</text:p>
          </table:table-cell>
        </table:table-row>
        <table:table-row table:style-name="ro4">
          <table:table-cell office:value-type="string">
            <text:p>Wes Chatham</text:p>
          </table:table-cell>
          <table:table-cell office:value-type="string">
            <text:p>Alex Kamal</text:p>
          </table:table-cell>
          <table:table-cell office:value-type="string">
            <text:p>John Doe</text:p>
          </table:table-cell>
          <table:table-cell table:style-name="ce1" office:value-type="string">
            <text:p>1f346907-e2fd-4e51-b0cf-262933546098</text:p>
          </table:table-cell>
          <table:table-cell table:number-columns-repeated="3"/>
          <table:table-cell table:style-name="ce1" office:value-type="string">
            <text:p>1f346907-e2fd-4e51-b0cf-262933546098</text:p>
          </table:table-cell>
          <table:table-cell table:style-name="ce1" office:value-type="string">
            <text:p>Osprey</text:p>
          </table:table-cell>
          <table:table-cell office:value-type="string">
            <text:p>585 Almond st Sassafras ND</text:p>
          </table:table-cell>
          <table:table-cell office:value-type="float" office:value="91">
            <text:p>91</text:p>
          </table:table-cell>
          <table:table-cell table:style-name="ce3" office:value-type="date" office:date-value="2021-05-07">
            <text:p>05/07/21</text:p>
          </table:table-cell>
        </table:table-row>
        <table:table-row table:style-name="ro4">
          <table:table-cell office:value-type="string">
            <text:p>Jane Doe</text:p>
          </table:table-cell>
          <table:table-cell office:value-type="string">
            <text:p>Casey Trott</text:p>
          </table:table-cell>
          <table:table-cell office:value-type="string">
            <text:p>Hammar Renten</text:p>
          </table:table-cell>
          <table:table-cell table:style-name="ce1" office:value-type="string">
            <text:p>1159641b-3631-4eff-a1fc-40a2b35b17f4</text:p>
          </table:table-cell>
          <table:table-cell table:number-columns-repeated="3"/>
          <table:table-cell table:style-name="ce1" office:value-type="string">
            <text:p>1159641b-3631-4eff-a1fc-40a2b35b17f4</text:p>
          </table:table-cell>
          <table:table-cell table:style-name="ce1" office:value-type="string">
            <text:p>Ringtail</text:p>
          </table:table-cell>
          <table:table-cell office:value-type="string">
            <text:p>8822 Montgomery Way Napa Valley CA</text:p>
          </table:table-cell>
          <table:table-cell office:value-type="float" office:value="36">
            <text:p>36</text:p>
          </table:table-cell>
          <table:table-cell table:style-name="ce3" office:value-type="date" office:date-value="1984-12-25">
            <text:p>12/25/84</text:p>
          </table:table-cell>
        </table:table-row>
        <table:table-row table:style-name="ro4">
          <table:table-cell office:value-type="string">
            <text:p>Zane Weber</text:p>
          </table:table-cell>
          <table:table-cell office:value-type="string">
            <text:p>Polly String</text:p>
          </table:table-cell>
          <table:table-cell office:value-type="string">
            <text:p>Chuck Boris</text:p>
          </table:table-cell>
          <table:table-cell table:style-name="ce1" office:value-type="string">
            <text:p>5302dad2-11cf-4cba-810d-e3d385afe729</text:p>
          </table:table-cell>
          <table:table-cell table:number-columns-repeated="3"/>
          <table:table-cell table:style-name="ce1" office:value-type="string">
            <text:p>5302dad2-11cf-4cba-810d-e3d385afe729</text:p>
          </table:table-cell>
          <table:table-cell table:style-name="ce1" office:value-type="string">
            <text:p>Flying fox</text:p>
          </table:table-cell>
          <table:table-cell office:value-type="string">
            <text:p>702 Sandwich Way Gamar MD</text:p>
          </table:table-cell>
          <table:table-cell office:value-type="float" office:value="1500">
            <text:p>1500</text:p>
          </table:table-cell>
          <table:table-cell table:style-name="ce3" office:value-type="date" office:date-value="521-07-10">
            <text:p>07/08/21</text:p>
          </table:table-cell>
        </table:table-row>
        <table:table-row table:style-name="ro4">
          <table:table-cell office:value-type="string">
            <text:p>Ivan Fisher</text:p>
          </table:table-cell>
          <table:table-cell office:value-type="string">
            <text:p>Vlad Smith</text:p>
          </table:table-cell>
          <table:table-cell office:value-type="string">
            <text:p>Mortimer Boat</text:p>
          </table:table-cell>
          <table:table-cell table:style-name="ce1" office:value-type="string">
            <text:p>9ffa1701-8f87-4446-bf40-fec470960028</text:p>
          </table:table-cell>
          <table:table-cell table:number-columns-repeated="3"/>
          <table:table-cell table:style-name="ce1" office:value-type="string">
            <text:p>9ffa1701-8f87-4446-bf40-fec470960028</text:p>
          </table:table-cell>
          <table:table-cell table:style-name="ce1" office:value-type="string">
            <text:p>Pelican, great white</text:p>
          </table:table-cell>
          <table:table-cell office:value-type="string">
            <text:p>825 Tampa way Tampa FL</text:p>
          </table:table-cell>
          <table:table-cell office:value-type="float" office:value="24">
            <text:p>24</text:p>
          </table:table-cell>
          <table:table-cell table:style-name="ce3" office:value-type="date" office:date-value="1997-06-09">
            <text:p>06/09/97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11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1:10:27.15</meta:creation-date>
    <dc:date>2021-11-04T11:42:00.91</dc:date>
    <meta:editing-duration>PT15M3S</meta:editing-duration>
    <meta:editing-cycles>1</meta:editing-cycles>
    <meta:document-statistic meta:table-count="3" meta:cell-count="190" meta:object-count="0"/>
    <meta:generator>OpenOffice/4.1.6$Win32 OpenOffice.org_project/416m1$Build-9790</meta:generator>
  </office:meta>
</office:document-meta>
</file>